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4700b8" draw:fill="none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deb3d" draw:textarea-horizontal-align="justify" draw:textarea-vertical-align="middle" draw:auto-grow-height="false" draw:shadow="visible" draw:shadow-offset-x="0.1cm" draw:shadow-offset-y="0.1cm" draw:shadow-color="#7da647"/>
    </style:style>
    <style:style style:name="gr3" style:family="graphic" style:parent-style-name="standard">
      <style:graphic-properties draw:stroke="solid" svg:stroke-color="#7da647" draw:fill="solid" draw:fill-color="#3deb3d" draw:auto-grow-height="false" fo:min-height="0.749cm" fo:min-width="0.499cm" fo:wrap-option="no-wrap" draw:shadow="visible" draw:shadow-offset-x="0.1cm" draw:shadow-offset-y="0.1cm" draw:shadow-color="#7da647"/>
    </style:style>
    <style:style style:name="gr4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cm" draw:shadow-offset-y="0.1cm" draw:shadow-color="#7da647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start="" draw:marker-end="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5cm" svg:height="1cm" svg:x="15cm" svg:y="20cm">
          <text:p text:style-name="P1"><text:span text:style-name="T1">TEMPORISATION-T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custom-shape draw:style-name="gr2" draw:text-style-name="P3" draw:layer="layout" svg:width="4cm" svg:height="2cm" svg:x="8.3cm" svg:y="3.4cm">
            <text:p text:style-name="P1"><text:span text:style-name="T2">CALC-VALORIS-</text:span></text:p>
            <text:p text:style-name="P1"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8.3cm" svg:y="3.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16.5cm" svg:y="3cm">
            <text:p text:style-name="P1"><text:span text:style-name="T2">CALC-VALORIS-</text:span></text:p>
            <text:p text:style-name="P1"><text:span text:style-name="T2">P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16.5cm" svg:y="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18.5cm" svg:y="12.1cm">
            <text:p text:style-name="P1"><text:span text:style-name="T2">CALC-COUT-</text:span></text:p>
            <text:p text:style-name="P1"><text:span text:style-name="T2">M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18.5cm" svg:y="12.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8.7cm" svg:y="19.1cm">
            <text:p text:style-name="P1"><text:span text:style-name="T2">CALC-FACTURE-</text:span></text:p>
            <text:p text:style-name="P1"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8.7cm" svg:y="19.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11.1cm" svg:y="25.735cm">
            <text:p text:style-name="P1"><text:span text:style-name="T2">IMP-FACTURE-</text:span><text:span text:style-name="T2"><text:line-break/></text:span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11.1cm" svg:y="25.73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1" draw:text-style-name="P2" draw:layer="layout" svg:width="7.5cm" svg:height="1cm" svg:x="8cm" svg:y="7.5cm">
          <text:p text:style-name="P1"><text:span text:style-name="T1">AVIS-VALORIS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4" draw:text-style-name="P2" draw:layer="layout" svg:width="4.599cm" svg:height="1.134cm" svg:x="18.2cm" svg:y="10.965cm" svg:viewBox="0 0 4600 1135" draw:points="0,0 4599,0 4599,435 4600,435 2300,1135 0,435">
          <text:p text:style-name="P1"><text:span text:style-name="T1">S1</text:span></text:p>
        </draw:polygon>
        <draw:custom-shape draw:style-name="gr1" draw:text-style-name="P2" draw:layer="layout" svg:width="7.5cm" svg:height="1cm" svg:x="4.5cm" svg:y="10cm">
          <text:p text:style-name="P1"><text:span text:style-name="T1">AVIS-VALORIS/STRU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16cm" svg:y="6.5cm">
          <text:p text:style-name="P1"><text:span text:style-name="T1">AVIS-VALORIS-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19.5cm" svg:y="8cm">
          <text:p text:style-name="P1"><text:span text:style-name="T1">AVIS-VALORIS/P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4" draw:text-style-name="P2" draw:layer="layout" svg:width="4.599cm" svg:height="1.134cm" svg:x="8.4cm" svg:y="17.965cm" svg:viewBox="0 0 4600 1135" draw:points="0,0 4599,0 4599,435 4600,435 2300,1135 0,435">
          <text:p text:style-name="P1"><text:span text:style-name="T1">S2</text:span></text:p>
        </draw:polygon>
        <draw:custom-shape draw:style-name="gr1" draw:text-style-name="P2" draw:layer="layout" svg:width="7.5cm" svg:height="1cm" svg:x="2cm" svg:y="12.5cm">
          <text:p text:style-name="P1"><text:span text:style-name="T1">POINTAGE-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12.5cm" svg:y="15cm">
          <text:p text:style-name="P1"><text:span text:style-name="T1">AVIS-CL-COUT/MAI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7cm" svg:y="22.5cm">
          <text:p text:style-name="P1"><text:span text:style-name="T1">FACTURE-TEM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0.5cm" svg:y1="5.5cm" svg:x2="12cm" svg:y2="7.5cm">
          <text:p/>
        </draw:line>
        <draw:line draw:style-name="gr5" draw:text-style-name="P1" draw:layer="layout" svg:x1="12.5cm" svg:y1="8.5cm" svg:x2="11cm" svg:y2="18cm">
          <text:p/>
        </draw:line>
        <draw:line draw:style-name="gr5" draw:text-style-name="P1" draw:layer="layout" svg:x1="9.5cm" svg:y1="11cm" svg:x2="10.5cm" svg:y2="18cm">
          <text:p/>
        </draw:line>
        <draw:line draw:style-name="gr5" draw:text-style-name="P1" draw:layer="layout" svg:x1="6.5cm" svg:y1="13.5cm" svg:x2="9.5cm" svg:y2="18cm">
          <text:p/>
        </draw:line>
        <draw:line draw:style-name="gr5" draw:text-style-name="P1" draw:layer="layout" svg:x1="16cm" svg:y1="16cm" svg:x2="11.5cm" svg:y2="18cm">
          <text:p/>
        </draw:line>
        <draw:line draw:style-name="gr5" draw:text-style-name="P1" draw:layer="layout" svg:x1="18.5cm" svg:y1="5cm" svg:x2="20cm" svg:y2="6.5cm">
          <text:p/>
        </draw:line>
        <draw:line draw:style-name="gr5" draw:text-style-name="P1" draw:layer="layout" svg:x1="19cm" svg:y1="7.5cm" svg:x2="20cm" svg:y2="11cm">
          <text:p/>
        </draw:line>
        <draw:line draw:style-name="gr5" draw:text-style-name="P1" draw:layer="layout" svg:x1="23cm" svg:y1="9cm" svg:x2="21cm" svg:y2="11cm">
          <text:p/>
        </draw:line>
        <draw:line draw:style-name="gr5" draw:text-style-name="P1" draw:layer="layout" svg:x1="20.5cm" svg:y1="14cm" svg:x2="17cm" svg:y2="15cm">
          <text:p/>
        </draw:line>
        <draw:custom-shape draw:style-name="gr1" draw:text-style-name="P2" draw:layer="layout" svg:width="7.5cm" svg:height="1cm" svg:x="9.9cm" svg:y="29.8cm">
          <text:p text:style-name="P1"><text:span text:style-name="T1">FACTURE-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1cm" svg:y1="21cm" svg:x2="11cm" svg:y2="22.5cm">
          <text:p/>
        </draw:line>
        <draw:polygon draw:style-name="gr4" draw:text-style-name="P2" draw:layer="layout" svg:width="4.599cm" svg:height="1.134cm" svg:x="10.8cm" svg:y="24.5cm" svg:viewBox="0 0 4600 1135" draw:points="0,0 4599,0 4599,435 4600,435 2300,1135 0,435">
          <text:p text:style-name="P1"><text:span text:style-name="T1">S13</text:span></text:p>
        </draw:polygon>
        <draw:line draw:style-name="gr5" draw:text-style-name="P1" draw:layer="layout" svg:x1="10.5cm" svg:y1="23.5cm" svg:x2="13cm" svg:y2="24.5cm">
          <text:p/>
        </draw:line>
        <draw:line draw:style-name="gr5" draw:text-style-name="P1" draw:layer="layout" svg:x1="13.4cm" svg:y1="27.8cm" svg:x2="13.9cm" svg:y2="29.8cm">
          <text:p/>
        </draw:line>
        <draw:line draw:style-name="gr5" draw:text-style-name="P1" draw:layer="layout" svg:x1="18.5cm" svg:y1="21cm" svg:x2="14cm" svg:y2="24.5cm">
          <text:p/>
        </draw:line>
        <draw:g>
          <draw:custom-shape draw:style-name="gr2" draw:text-style-name="P3" draw:layer="layout" svg:width="4cm" svg:height="2cm" svg:x="3cm" svg:y="25.5cm">
            <text:p text:style-name="P1"><text:span text:style-name="T2">VERIF-FACT-</text:span><text:span text:style-name="T2"><text:line-break/></text:span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3cm" svg:y="25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line draw:style-name="gr5" draw:text-style-name="P1" draw:layer="layout" svg:x1="9cm" svg:y1="23.5cm" svg:x2="5cm" svg:y2="25.5cm">
          <text:p/>
        </draw:line>
        <draw:custom-shape draw:style-name="gr1" draw:text-style-name="P2" draw:layer="layout" svg:width="7.5cm" svg:height="1cm" svg:x="1.5cm" svg:y="29.5cm">
          <text:p text:style-name="P1"><text:span text:style-name="T1">AVIS-</text:span></text:p>
          <text:p text:style-name="P1"><text:span text:style-name="T1">DYSFONCTIONNEME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5cm" svg:y1="27.5cm" svg:x2="5cm" svg:y2="29.5cm">
          <text:p/>
        </draw:line>
      </draw:page>
      <draw:page draw:name="page2" draw:style-name="dp1" draw:master-page-name="Standard">
        <draw:line draw:style-name="gr6" draw:text-style-name="P1" draw:layer="layout" svg:x1="1cm" svg:y1="4.5cm" svg:x2="28.7cm" svg:y2="4.5cm">
          <text:p/>
        </draw:line>
        <draw:line draw:style-name="gr6" draw:text-style-name="P1" draw:layer="layout" svg:x1="9.5cm" svg:y1="1.5cm" svg:x2="9.5cm" svg:y2="38cm">
          <text:p/>
        </draw:line>
        <draw:line draw:style-name="gr6" draw:text-style-name="P1" draw:layer="layout" svg:x1="20.5cm" svg:y1="1.5cm" svg:x2="20.5cm" svg:y2="38cm">
          <text:p/>
        </draw:line>
        <draw:frame draw:style-name="gr7" draw:text-style-name="P1" draw:layer="layout" svg:width="5.857cm" svg:height="1.673cm" svg:x="2cm" svg:y="2.5cm">
          <draw:text-box>
            <text:p text:style-name="P1">Service Gestion de</text:p>
            <text:p text:style-name="P1">Matériel</text:p>
          </draw:text-box>
        </draw:frame>
        <draw:frame draw:style-name="gr7" draw:text-style-name="P1" draw:layer="layout" svg:width="6.416cm" svg:height="0.962cm" svg:x="12cm" svg:y="2.537cm">
          <draw:text-box>
            <text:p text:style-name="P1">Service Maintenance</text:p>
          </draw:text-box>
        </draw:frame>
        <draw:frame draw:style-name="gr7" draw:text-style-name="P1" draw:layer="layout" svg:width="5.963cm" svg:height="0.962cm" svg:x="22.5cm" svg:y="2.537cm">
          <draw:text-box>
            <text:p text:style-name="P1">Service Facturation</text:p>
          </draw:text-box>
        </draw:frame>
        <draw:custom-shape draw:style-name="gr1" draw:text-style-name="P2" draw:layer="layout" svg:width="7.5cm" svg:height="1cm" svg:x="21.2cm" svg:y="14.5cm">
          <text:p text:style-name="P1"><text:span text:style-name="T1">TEMPORISATION-T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custom-shape draw:style-name="gr2" draw:text-style-name="P3" draw:layer="layout" svg:width="4cm" svg:height="2cm" svg:x="2.8cm" svg:y="4.8cm">
            <text:p text:style-name="P1"><text:span text:style-name="T2">CALC-VALORIS-</text:span></text:p>
            <text:p text:style-name="P1"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2.8cm" svg:y="4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10.2cm" svg:y="4.6cm">
            <text:p text:style-name="P1"><text:span text:style-name="T2">CALC-VALORIS-</text:span></text:p>
            <text:p text:style-name="P1"><text:span text:style-name="T2">P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10.2cm" svg:y="4.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12.2cm" svg:y="13.7cm">
            <text:p text:style-name="P1"><text:span text:style-name="T2">CALC-COUT-</text:span></text:p>
            <text:p text:style-name="P1"><text:span text:style-name="T2">M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12.2cm" svg:y="13.7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21.7cm" svg:y="22.665cm">
            <text:p text:style-name="P1"><text:span text:style-name="T2">CALC-FACTURE-</text:span></text:p>
            <text:p text:style-name="P1"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21.7cm" svg:y="22.66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4cm" svg:height="2cm" svg:x="24.7cm" svg:y="29.5cm">
            <text:p text:style-name="P1"><text:span text:style-name="T2">IMP-FACTURE-</text:span><text:span text:style-name="T2"><text:line-break/></text:span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24.7cm" svg:y="29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1" draw:text-style-name="P2" draw:layer="layout" svg:width="7.5cm" svg:height="1cm" svg:x="1cm" svg:y="9cm">
          <text:p text:style-name="P1"><text:span text:style-name="T1">AVIS-VALORIS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4" draw:text-style-name="P2" draw:layer="layout" svg:width="4.599cm" svg:height="1.134cm" svg:x="11.9cm" svg:y="12.565cm" svg:viewBox="0 0 4600 1135" draw:points="0,0 4599,0 4599,435 4600,435 2300,1135 0,435">
          <text:p text:style-name="P1"><text:span text:style-name="T1">S1</text:span></text:p>
        </draw:polygon>
        <draw:custom-shape draw:style-name="gr1" draw:text-style-name="P2" draw:layer="layout" svg:width="7.5cm" svg:height="1cm" svg:x="0.5cm" svg:y="11cm">
          <text:p text:style-name="P1"><text:span text:style-name="T1">AVIS-VALORIS/STRU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9.7cm" svg:y="8.1cm">
          <text:p text:style-name="P1"><text:span text:style-name="T1">AVIS-VALORIS-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13cm" svg:y="9.5cm">
          <text:p text:style-name="P1"><text:span text:style-name="T1">AVIS-VALORIS/P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4" draw:text-style-name="P2" draw:layer="layout" svg:width="4.599cm" svg:height="1.134cm" svg:x="21.4cm" svg:y="21.53cm" svg:viewBox="0 0 4600 1135" draw:points="0,0 4599,0 4599,435 4600,435 2300,1135 0,435">
          <text:p text:style-name="P1"><text:span text:style-name="T1">S2</text:span></text:p>
        </draw:polygon>
        <draw:custom-shape draw:style-name="gr1" draw:text-style-name="P2" draw:layer="layout" svg:width="7.5cm" svg:height="1cm" svg:x="0cm" svg:y="14cm">
          <text:p text:style-name="P1"><text:span text:style-name="T1">POINTAGE-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10.5cm" svg:y="17cm">
          <text:p text:style-name="P1"><text:span text:style-name="T1">AVIS-CL-COUT/MAI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7.5cm" svg:height="1cm" svg:x="20cm" svg:y="26.065cm">
          <text:p text:style-name="P1"><text:span text:style-name="T1">FACTURE-TEM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5cm" svg:y1="6.9cm" svg:x2="5.5cm" svg:y2="9cm">
          <text:p/>
        </draw:line>
        <draw:line draw:style-name="gr5" draw:text-style-name="P1" draw:layer="layout" svg:x1="12.2cm" svg:y1="6.6cm" svg:x2="13.7cm" svg:y2="8.1cm">
          <text:p/>
        </draw:line>
        <draw:line draw:style-name="gr5" draw:text-style-name="P1" draw:layer="layout" svg:x1="12.7cm" svg:y1="9.1cm" svg:x2="13.7cm" svg:y2="12.6cm">
          <text:p/>
        </draw:line>
        <draw:line draw:style-name="gr5" draw:text-style-name="P1" draw:layer="layout" svg:x1="16.7cm" svg:y1="10.6cm" svg:x2="14.7cm" svg:y2="12.6cm">
          <text:p/>
        </draw:line>
        <draw:line draw:style-name="gr5" draw:text-style-name="P1" draw:layer="layout" svg:x1="14cm" svg:y1="15.5cm" svg:x2="14cm" svg:y2="17cm">
          <text:p/>
        </draw:line>
        <draw:custom-shape draw:style-name="gr1" draw:text-style-name="P2" draw:layer="layout" svg:width="7.5cm" svg:height="1cm" svg:x="22cm" svg:y="37cm">
          <text:p text:style-name="P1"><text:span text:style-name="T1">FACTURE-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24cm" svg:y1="24.565cm" svg:x2="24cm" svg:y2="26.065cm">
          <text:p/>
        </draw:line>
        <draw:polygon draw:style-name="gr4" draw:text-style-name="P2" draw:layer="layout" svg:width="4.599cm" svg:height="1.134cm" svg:x="24.4cm" svg:y="28.365cm" svg:viewBox="0 0 4600 1135" draw:points="0,0 4599,0 4599,435 4600,435 2300,1135 0,435">
          <text:p text:style-name="P1"><text:span text:style-name="T1">S13</text:span></text:p>
        </draw:polygon>
        <draw:line draw:style-name="gr5" draw:text-style-name="P1" draw:layer="layout" svg:x1="23.5cm" svg:y1="27.065cm" svg:x2="26.5cm" svg:y2="28.5cm">
          <text:p/>
        </draw:line>
        <draw:line draw:style-name="gr5" draw:text-style-name="P1" draw:layer="layout" svg:x1="26cm" svg:y1="31.3cm" svg:x2="26cm" svg:y2="37cm">
          <text:p/>
        </draw:line>
        <draw:line draw:style-name="gr5" draw:text-style-name="P1" draw:layer="layout" svg:x1="27cm" svg:y1="15.5cm" svg:x2="27cm" svg:y2="28.5cm">
          <text:p/>
        </draw:line>
        <draw:line draw:style-name="gr6" draw:text-style-name="P1" draw:layer="layout" svg:x1="6cm" svg:y1="10cm" svg:x2="6cm" svg:y2="10.5cm">
          <text:p/>
        </draw:line>
        <draw:line draw:style-name="gr6" draw:text-style-name="P1" draw:layer="layout" svg:x1="6cm" svg:y1="10.5cm" svg:x2="9cm" svg:y2="10.5cm">
          <text:p/>
        </draw:line>
        <draw:line draw:style-name="gr6" draw:text-style-name="P1" draw:layer="layout" svg:x1="9cm" svg:y1="10.5cm" svg:x2="9cm" svg:y2="19cm">
          <text:p/>
        </draw:line>
        <draw:line draw:style-name="gr6" draw:text-style-name="P1" draw:layer="layout" svg:x1="9cm" svg:y1="19cm" svg:x2="23.5cm" svg:y2="19cm">
          <text:p/>
        </draw:line>
        <draw:line draw:style-name="gr8" draw:text-style-name="P1" draw:layer="layout" svg:x1="22.5cm" svg:y1="20cm" svg:x2="22.5cm" svg:y2="21.5cm">
          <text:p/>
        </draw:line>
        <draw:line draw:style-name="gr6" draw:text-style-name="P1" draw:layer="layout" svg:x1="6cm" svg:y1="12cm" svg:x2="6cm" svg:y2="13cm">
          <text:p/>
        </draw:line>
        <draw:line draw:style-name="gr6" draw:text-style-name="P1" draw:layer="layout" svg:x1="6cm" svg:y1="13cm" svg:x2="8cm" svg:y2="13cm">
          <text:p/>
        </draw:line>
        <draw:line draw:style-name="gr6" draw:text-style-name="P1" draw:layer="layout" svg:x1="6cm" svg:y1="15cm" svg:x2="6cm" svg:y2="20.5cm">
          <text:p/>
        </draw:line>
        <draw:line draw:style-name="gr6" draw:text-style-name="P1" draw:layer="layout" svg:x1="6cm" svg:y1="20.7cm" svg:x2="22cm" svg:y2="20.7cm">
          <text:p/>
        </draw:line>
        <draw:line draw:style-name="gr8" draw:text-style-name="P1" draw:layer="layout" svg:x1="22cm" svg:y1="20.7cm" svg:x2="22cm" svg:y2="21.5cm">
          <text:p/>
        </draw:line>
        <draw:line draw:style-name="gr6" draw:text-style-name="P1" draw:layer="layout" svg:x1="8cm" svg:y1="13cm" svg:x2="8cm" svg:y2="20cm">
          <text:p/>
        </draw:line>
        <draw:line draw:style-name="gr6" draw:text-style-name="P1" draw:layer="layout" svg:x1="8cm" svg:y1="20cm" svg:x2="22.5cm" svg:y2="20cm">
          <text:p/>
        </draw:line>
        <draw:line draw:style-name="gr6" draw:text-style-name="P1" draw:layer="layout" svg:x1="9cm" svg:y1="19cm" svg:x2="23cm" svg:y2="19cm">
          <text:p/>
        </draw:line>
        <draw:line draw:style-name="gr8" draw:text-style-name="P1" draw:layer="layout" svg:x1="23.5cm" svg:y1="19cm" svg:x2="23.5cm" svg:y2="21.5cm">
          <text:p/>
        </draw:line>
        <draw:line draw:style-name="gr6" draw:text-style-name="P1" draw:layer="layout" svg:x1="15.5cm" svg:y1="18cm" svg:x2="15.5cm" svg:y2="18.5cm">
          <text:p/>
        </draw:line>
        <draw:line draw:style-name="gr6" draw:text-style-name="P1" draw:layer="layout" svg:x1="15.5cm" svg:y1="18.5cm" svg:x2="24.5cm" svg:y2="18.5cm">
          <text:p/>
        </draw:line>
        <draw:line draw:style-name="gr8" draw:text-style-name="P1" draw:layer="layout" svg:x1="24.5cm" svg:y1="18.5cm" svg:x2="24.5cm" svg:y2="21.5cm">
          <text:p/>
        </draw:line>
        <draw:g>
          <draw:custom-shape draw:style-name="gr2" draw:text-style-name="P3" draw:layer="layout" svg:width="4cm" svg:height="2cm" svg:x="20cm" svg:y="29.5cm">
            <text:p text:style-name="P1"><text:span text:style-name="T2">VERIF-FACT-</text:span><text:span text:style-name="T2"><text:line-break/></text:span><text:span text:style-name="T2">M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layer="layout" svg:width="4cm" svg:height="2cm" svg:x="20cm" svg:y="29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line draw:style-name="gr5" draw:text-style-name="P1" draw:layer="layout" svg:x1="23cm" svg:y1="27cm" svg:x2="22cm" svg:y2="29.5cm">
          <text:p/>
        </draw:line>
        <draw:custom-shape draw:style-name="gr1" draw:text-style-name="P2" draw:layer="layout" svg:width="7.5cm" svg:height="1cm" svg:x="19cm" svg:y="33.5cm">
          <text:p text:style-name="P1"><text:span text:style-name="T1">AVIS-</text:span></text:p>
          <text:p text:style-name="P1"><text:span text:style-name="T1">DYSFONCTIONNEME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22.5cm" svg:y1="31.5cm" svg:x2="22.5cm" svg:y2="3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6:38:22.25</meta:creation-date>
    <dc:date>2011-02-10T10:29:04</dc:date>
    <meta:editing-duration>PT00H56M31S</meta:editing-duration>
    <meta:editing-cycles>13</meta:editing-cycles>
    <meta:generator>OpenOffice.org/3.2$Linux OpenOffice.org_project/320m19$Build-9505</meta:generator>
    <dc:creator>adrien </dc:creator>
    <meta:document-statistic meta:object-count="111"/>
  </office:meta>
</office:document-meta>
</file>